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あああああぁぁぁーーーーーーーー
ーーーーーーーーーーーーーーーっ！！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aaaaaaaaaaaaaaaaaaaaaaaaaahhhhhhhhh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！　いきなり叫ばないでよ
はむこ！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H-Hey!! Don't just scream out of nowhere like
that, Hamuko!!</text:p>
          </table:table-cell>
          <table:table-cell table:number-columns-repeated="1020"/>
        </table:table-row>
        <table:table-row>
          <table:table-cell table:style-name="ce0" office:value-type="string">
            <text:p>どうしたのよ！？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hat's your problem?!</text:p>
          </table:table-cell>
          <table:table-cell table:number-columns-repeated="1020"/>
        </table:table-row>
        <table:table-row>
          <table:table-cell table:style-name="ce0" office:value-type="string">
            <text:p>いやぁ、やまびこみたいな感じで、うみびことか
返ってこないかな？　と思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thing, I was just wondering if I could hear
sea-echoes, like how your voice echoes
in the mountains...</text:p>
          </table:table-cell>
          <table:table-cell table:number-columns-repeated="1020"/>
        </table:table-row>
        <table:table-row>
          <table:table-cell table:style-name="ce0" office:value-type="string">
            <text:p>音を反射するものが何もないんだから、
返ってくるわけないでしょ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There's nothing around here for your voice to
bounce off of, right? Hence, no echoes.</text:p>
          </table:table-cell>
          <table:table-cell table:number-columns-repeated="1020"/>
        </table:table-row>
        <table:table-row>
          <table:table-cell table:style-name="ce0" office:value-type="string">
            <text:p>っていうか、試すならせめて「やっほー」に
しなさいよ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And if you're going to check for echoes, at
least shout, “Ya-hoooh”...</text:p>
          </table:table-cell>
          <table:table-cell table:number-columns-repeated="1020"/>
        </table:table-row>
        <table:table-row>
          <table:table-cell table:style-name="ce0" office:value-type="string">
            <text:p>「やっほー」はやまびこでしょ？
海はやっぱり「ああぁー！」だよ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“Ya-hoooh“ is for mountains. On the sea, it's
definitely gotta be ”Aaaah!”.</text:p>
          </table:table-cell>
          <table:table-cell table:number-columns-repeated="1020"/>
        </table:table-row>
        <table:table-row>
          <table:table-cell table:style-name="ce0" office:value-type="string">
            <text:p>あんたの海に対するデフォルト設定が、
まず分からんわ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 don't follow. The sea air must be messing
with your head...</text:p>
          </table:table-cell>
          <table:table-cell table:number-columns-repeated="1020"/>
        </table:table-row>
        <table:table-row>
          <table:table-cell table:style-name="ce0" office:value-type="string">
            <text:p>説明しよう！　今日は、はむこ達の学年が
修学旅行の真っ最中なのである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Let me explain! Today, Hamuko's year group
are in the middle of a field trip!</text:p>
          </table:table-cell>
          <table:table-cell table:number-columns-repeated="1020"/>
        </table:table-row>
        <table:table-row>
          <table:table-cell table:style-name="ce0" office:value-type="string">
            <text:p>ちなみに旅行先はフェリーで、現在、佐渡島に
乗って航行中だ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By the way, they are currently en route to their
destination, Sadogashima, by ferry!!</text:p>
          </table:table-cell>
          <table:table-cell table:number-columns-repeated="1020"/>
        </table:table-row>
        <table:table-row>
          <table:table-cell table:style-name="ce0" office:value-type="string">
            <text:p>（色々と突っ込みが追い付かない・・・）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(How I am supposed to play the tsukkomi to
this...?)</text:p>
          </table:table-cell>
          <table:table-cell table:number-columns-repeated="1020"/>
        </table:table-row>
        <table:table-row>
          <table:table-cell table:style-name="ce0" office:value-type="string">
            <text:p>それにしても平和だね～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t any rate, it's pretty calm around here, huh...</text:p>
          </table:table-cell>
          <table:table-cell table:number-columns-repeated="1020"/>
        </table:table-row>
        <table:table-row>
          <table:table-cell table:style-name="ce0" office:value-type="string">
            <text:p>そりゃ平和じゃなきゃ困るわよ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'd be worried if it weren't.</text:p>
          </table:table-cell>
          <table:table-cell table:number-columns-repeated="1020"/>
        </table:table-row>
        <table:table-row>
          <table:table-cell table:style-name="ce0" office:value-type="string">
            <text:p>こんな海のど真ん中で事件が起きたら
どうしようもないじゃない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e're right in the middle of the ocean, there'd
be no way out if something bad happened now.</text:p>
          </table:table-cell>
          <table:table-cell table:number-columns-repeated="1020"/>
        </table:table-row>
        <table:table-row>
          <table:table-cell table:style-name="ce0" office:value-type="string">
            <text:p>はいフラグ一本入りましたーー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aand that's a death flag!!</text:p>
          </table:table-cell>
          <table:table-cell table:number-columns-repeated="1020"/>
        </table:table-row>
        <table:table-row>
          <table:table-cell table:style-name="ce0" office:value-type="string">
            <text:p>やめんか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Stop it.</text:p>
          </table:table-cell>
          <table:table-cell table:number-columns-repeated="1020"/>
        </table:table-row>
        <table:table-row>
          <table:table-cell table:style-name="ce0" office:value-type="string">
            <text:p>・・・ふい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...Fueh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49+01:00</meta:creation-date>
    <dc:date>2020-02-14T11:5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